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Liberation Sans1"/>
    </style:style>
    <style:style style:name="ce4" style:family="table-cell" style:parent-style-name="Default" style:data-style-name="N6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166.2mm" svg:y="1.27mm">
            <loext:p draw:notify-on-update-of-ranges="Feuille1.A11:Feuille1.A11 Feuille1.A12:Feuille1.A29 Feuille1.D11:Feuille1.D11 Feuille1.D12:Feuille1.D29 Feuille1.A11:Feuille1.A11 Feuille1.A12:Feuille1.A29 Feuille1.F11:Feuille1.F11 Feuille1.F12:Feuille1.F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5.39mm" svg:y="99.01mm">
            <loext:p draw:notify-on-update-of-ranges="Feuille1.A11:Feuille1.A11 Feuille1.A12:Feuille1.A29 Feuille1.E11:Feuille1.E11 Feuille1.E12:Feuille1.E29 Feuille1.A11:Feuille1.A11 Feuille1.A12:Feuille1.A29 Feuille1.G11:Feuille1.G11 Feuille1.G12:Feuille1.G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57.12mm" svg:y="205.44mm">
            <loext:p draw:notify-on-update-of-ranges="Feuille1.B63:Feuille1.B63 Feuille1.B64:Feuille1.B70 Feuille1.D63:Feuille1.D63 Feuille1.D64:Feuille1.D7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58.05mm" svg:y="307.06mm">
            <loext:p draw:notify-on-update-of-ranges="Feuille1.B64:Feuille1.B70 Feuille1.F63:Feuille1.F63 Feuille1.F64:Feuille1.F7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Mesures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VeM</text:p>
          </table:table-cell>
          <table:table-cell table:style-name="ce1" office:value-type="string" calcext:value-type="string">
            <text:p>VsM</text:p>
          </table:table-cell>
          <table:table-cell table:style-name="ce1" office:value-type="string" calcext:value-type="string">
            <text:p>Vsm/VeM</text:p>
          </table:table-cell>
          <table:table-cell table:style-name="ce3" office:value-type="string" calcext:value-type="string">
            <text:p>φ(Vs/Ve)</text:p>
          </table:table-cell>
          <table:table-cell table:style-name="ce1" office:value-type="string" calcext:value-type="string">
            <text:p>TA</text:p>
          </table:table-cell>
          <table:table-cell table:style-name="ce3" office:value-type="string" calcext:value-type="string">
            <text:p>φA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2"/>
          <table:table-cell table:style-name="ce1" office:value-type="float" office:value="0.1" calcext:value-type="float">
            <text:p>0,1</text:p>
          </table:table-cell>
          <table:table-cell table:style-name="ce1"/>
          <table:table-cell table:style-name="ce4" table:formula="of:=2.6*([.A12]/[.A$22])^2" office:value-type="float" office:value="0.00234" calcext:value-type="float">
            <text:p>2,34E-03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 table:number-rows-repeated="2">
          <table:table-cell table:style-name="ce1" table:number-columns-repeated="5"/>
          <table:table-cell table:style-name="ce4"/>
          <table:table-cell table:style-name="ce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float" office:value="0.1" calcext:value-type="float">
            <text:p>0,1</text:p>
          </table:table-cell>
          <table:table-cell table:style-name="ce1"/>
          <table:table-cell table:style-name="ce4" table:formula="of:=2.6*([.A15]/[.A$22])^2" office:value-type="float" office:value="0.026" calcext:value-type="float">
            <text:p>2,60E-02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 table:number-rows-repeated="2">
          <table:table-cell table:style-name="ce1" table:number-columns-repeated="5"/>
          <table:table-cell table:style-name="ce4"/>
          <table:table-cell table:style-name="ce1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float" office:value="0.1" calcext:value-type="float">
            <text:p>0,1</text:p>
          </table:table-cell>
          <table:table-cell table:style-name="ce1"/>
          <table:table-cell table:style-name="ce4" table:formula="of:=2.6*([.A18]/[.A$22])^2" office:value-type="float" office:value="0.234" calcext:value-type="float">
            <text:p>2,34E-01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 table:number-rows-repeated="2">
          <table:table-cell table:style-name="ce1" table:number-columns-repeated="5"/>
          <table:table-cell table:style-name="ce4"/>
          <table:table-cell table:style-name="ce1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table:number-columns-repeated="4"/>
          <table:table-cell table:style-name="ce4"/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0.1" calcext:value-type="float">
            <text:p>0,1</text:p>
          </table:table-cell>
          <table:table-cell table:style-name="ce1"/>
          <table:table-cell table:style-name="ce4" table:formula="of:=2.6" office:value-type="float" office:value="2.6" calcext:value-type="float">
            <text:p>2,60E+00</text:p>
          </table:table-cell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table:number-columns-repeated="4"/>
          <table:table-cell table:style-name="ce4"/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1" table:number-columns-repeated="7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table:style-name="ce1" table:number-columns-repeated="2"/>
          <table:table-cell table:style-name="ce1" office:value-type="float" office:value="0.1" calcext:value-type="float">
            <text:p>0,1</text:p>
          </table:table-cell>
          <table:table-cell table:style-name="ce1"/>
          <table:table-cell table:style-name="ce4" table:formula="of:=2.6" office:value-type="float" office:value="2.6" calcext:value-type="float">
            <text:p>2,60E+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1" table:number-columns-repeated="7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table:number-columns-repeated="2"/>
          <table:table-cell table:style-name="ce1" office:value-type="float" office:value="0.1" calcext:value-type="float">
            <text:p>0,1</text:p>
          </table:table-cell>
          <table:table-cell table:style-name="ce1"/>
          <table:table-cell table:style-name="ce4" table:formula="of:=2.6" office:value-type="float" office:value="2.6" calcext:value-type="float">
            <text:p>2,60E+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33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V0M</text:p>
          </table:table-cell>
          <table:table-cell table:style-name="ce1" office:value-type="string" calcext:value-type="string">
            <text:p>V1M</text:p>
          </table:table-cell>
          <table:table-cell table:style-name="ce1" office:value-type="string" calcext:value-type="string">
            <text:p>V1M/V0M</text:p>
          </table:table-cell>
          <table:table-cell table:style-name="ce1" office:value-type="string" calcext:value-type="string">
            <text:p>V2M</text:p>
          </table:table-cell>
          <table:table-cell table:style-name="ce1" office:value-type="string" calcext:value-type="string">
            <text:p>V2M/V0M</text:p>
          </table:table-cell>
          <table:table-cell/>
        </table:table-row>
        <table:table-row table:style-name="ro1">
          <table:table-cell/>
          <table:table-cell table:style-name="ce1" office:value-type="float" office:value="0.5" calcext:value-type="float">
            <text:p>0,5</text:p>
          </table:table-cell>
          <table:table-cell table:style-name="ce1"/>
          <table:table-cell table:style-name="ce1" table:formula="of:=[.C64]/[.B64]" office:value-type="float" office:value="0" calcext:value-type="float">
            <text:p>0</text:p>
          </table:table-cell>
          <table:table-cell table:style-name="ce1"/>
          <table:table-cell table:style-name="ce1" table:formula="of:=[.E64]/[.B6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[.C65]/[.B65]" office:value-type="float" office:value="0" calcext:value-type="float">
            <text:p>0</text:p>
          </table:table-cell>
          <table:table-cell table:style-name="ce1"/>
          <table:table-cell table:style-name="ce1" table:formula="of:=[.E65]/[.B6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float" office:value="1.5" calcext:value-type="float">
            <text:p>1,5</text:p>
          </table:table-cell>
          <table:table-cell table:style-name="ce1"/>
          <table:table-cell table:style-name="ce1" table:formula="of:=[.C66]/[.B66]" office:value-type="float" office:value="0" calcext:value-type="float">
            <text:p>0</text:p>
          </table:table-cell>
          <table:table-cell table:style-name="ce1"/>
          <table:table-cell table:style-name="ce1" table:formula="of:=[.E66]/[.B6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[.C67]/[.B67]" office:value-type="float" office:value="0" calcext:value-type="float">
            <text:p>0</text:p>
          </table:table-cell>
          <table:table-cell table:style-name="ce1"/>
          <table:table-cell table:style-name="ce1" table:formula="of:=[.E67]/[.B6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float" office:value="2.5" calcext:value-type="float">
            <text:p>2,5</text:p>
          </table:table-cell>
          <table:table-cell table:style-name="ce1"/>
          <table:table-cell table:style-name="ce1" table:formula="of:=[.C68]/[.B68]" office:value-type="float" office:value="0" calcext:value-type="float">
            <text:p>0</text:p>
          </table:table-cell>
          <table:table-cell table:style-name="ce1"/>
          <table:table-cell table:style-name="ce1" table:formula="of:=[.E68]/[.B6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formula="of:=[.C69]/[.B69]" office:value-type="float" office:value="0" calcext:value-type="float">
            <text:p>0</text:p>
          </table:table-cell>
          <table:table-cell table:style-name="ce1"/>
          <table:table-cell table:style-name="ce1" table:formula="of:=[.E69]/[.B6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float" office:value="3.5" calcext:value-type="float">
            <text:p>3,5</text:p>
          </table:table-cell>
          <table:table-cell table:style-name="ce1"/>
          <table:table-cell table:style-name="ce1" table:formula="of:=[.C70]/[.B70]" office:value-type="float" office:value="0" calcext:value-type="float">
            <text:p>0</text:p>
          </table:table-cell>
          <table:table-cell table:style-name="ce1"/>
          <table:table-cell table:style-name="ce1" table:formula="of:=[.E70]/[.B70]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B61:Feuille1.B8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1:13:18.710709417</meta:creation-date>
    <dc:date>2018-04-01T15:48:52.100235968</dc:date>
    <meta:editing-duration>PT8M47S</meta:editing-duration>
    <meta:editing-cycles>4</meta:editing-cycles>
    <meta:generator>LibreOffice/5.1.6.2$Linux_X86_64 LibreOffice_project/10m0$Build-2</meta:generator>
    <meta:document-statistic meta:table-count="1" meta:cell-count="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Feuille1.A11:Feuille1.A29 Feuille1.D11:Feuille1.D29 Feuille1.F11:Feuille1.F29" chart:data-source-has-labels="row" svg:x="0.32cm" svg:y="0.18cm" svg:width="12.508cm" svg:height="8.64cm">
          <chartooo:coordinate-region svg:x="1.418cm" svg:y="0.379cm" svg:width="10.94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D12:Feuille1.D29" chart:label-cell-address="Feuille1.D11:Feuille1.D11" chart:class="chart:scatter">
            <chart:domain table:cell-range-address="Feuille1.A12:Feuille1.A29"/>
            <chart:data-point chart:repeated="18"/>
          </chart:series>
          <chart:series chart:style-name="ch8" chart:values-cell-range-address="Feuille1.F12:Feuille1.F29" chart:label-cell-address="Feuille1.F11:Feuille1.F11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sm/VeM</text:p>
                <draw:g>
                  <svg:desc>Feuille1.D11:Feuille1.D11</svg:desc>
                </draw:g>
              </table:table-cell>
              <table:table-cell office:value-type="string">
                <text:p>TA</text:p>
                <draw:g>
                  <svg:desc>Feuille1.F11:Feuille1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Feuille1.A12:Feuille1.A29</svg:desc>
                </draw:g>
              </table:table-cell>
              <table:table-cell office:value-type="float" office:value="0.1">
                <text:p>0.1</text:p>
                <draw:g>
                  <svg:desc>Feuille1.D12:Feuille1.D29</svg:desc>
                </draw:g>
              </table:table-cell>
              <table:table-cell office:value-type="float" office:value="0.00234">
                <text:p>0.00234</text:p>
                <draw:g>
                  <svg:desc>Feuille1.F12:Feuille1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1">
                <text:p>0.1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1">
                <text:p>0.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">
                <text:p>3000</text:p>
              </table:table-cell>
              <table:table-cell office:value-type="float" office:value="0.1">
                <text:p>0.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0.1">
                <text:p>0.1</text:p>
              </table:table-cell>
              <table:table-cell office:value-type="float" office:value="2.6">
                <text:p>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80" chart:origin="0" chart:interval-major="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952cm" style:legend-expansion="high" chart:style-name="ch2"/>
        <chart:plot-area chart:style-name="ch3" table:cell-range-address="Feuille1.A11:Feuille1.A29 Feuille1.E11:Feuille1.E29 Feuille1.G11:Feuille1.G29" chart:data-source-has-labels="row" svg:x="0.32cm" svg:y="0.18cm" svg:width="12.667cm" svg:height="8.64cm">
          <chartooo:coordinate-region svg:x="0.941cm" svg:y="0.379cm" svg:width="11.39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E12:Feuille1.E29" chart:label-cell-address="Feuille1.E11:Feuille1.E11" chart:class="chart:scatter">
            <chart:domain table:cell-range-address="Feuille1.A12:Feuille1.A29"/>
            <chart:data-point chart:repeated="18"/>
          </chart:series>
          <chart:series chart:style-name="ch8" chart:values-cell-range-address="Feuille1.G12:Feuille1.G29" chart:label-cell-address="Feuille1.G11:Feuille1.G11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φ(Vs/Ve)</text:p>
                <draw:g>
                  <svg:desc>Feuille1.E11:Feuille1.E11</svg:desc>
                </draw:g>
              </table:table-cell>
              <table:table-cell office:value-type="string">
                <text:p>φA</text:p>
                <draw:g>
                  <svg:desc>Feuille1.G11:Feuille1.G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Feuille1.A12:Feuille1.A29</svg:desc>
                </draw:g>
              </table:table-cell>
              <table:table-cell office:value-type="float" office:value="NaN">
                <text:p>NaN</text:p>
                <draw:g>
                  <svg:desc>Feuille1.E12:Feuille1.E29</svg:desc>
                </draw:g>
              </table:table-cell>
              <table:table-cell office:value-type="float" office:value="180">
                <text:p>180</text:p>
                <draw:g>
                  <svg:desc>Feuille1.G12:Feuille1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Feuille1.B63:Feuille1.B70 Feuille1.D63:Feuille1.D70" chart:data-source-has-labels="row" svg:x="0.32cm" svg:y="0.18cm" svg:width="12.481cm" svg:height="8.64cm">
          <chartooo:coordinate-region svg:x="1.047cm" svg:y="0.379cm" svg:width="11.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D64:Feuille1.D70" chart:label-cell-address="Feuille1.D63:Feuille1.D63" chart:class="chart:scatter">
            <chart:domain table:cell-range-address="Feuille1.B64:Feuille1.B70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V1M/V0M</text:p>
                <draw:g>
                  <svg:desc>Feuille1.D63:Feuille1.D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Feuille1.B64:Feuille1.B70</svg:desc>
                </draw:g>
              </table:table-cell>
              <table:table-cell office:value-type="float" office:value="0">
                <text:p>0</text:p>
                <draw:g>
                  <svg:desc>Feuille1.D64:Feuille1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Feuille1.B64:Feuille1.B70 Feuille1.F63:Feuille1.F70" chart:data-source-has-labels="row" svg:x="0.32cm" svg:y="0.18cm" svg:width="12.481cm" svg:height="8.64cm">
          <chartooo:coordinate-region svg:x="1.047cm" svg:y="0.379cm" svg:width="11.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F64:Feuille1.F70" chart:label-cell-address="Feuille1.F63:Feuille1.F63" chart:class="chart:scatter">
            <chart:domain table:cell-range-address="Feuille1.B64:Feuille1.B70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V2M/V0M</text:p>
                <draw:g>
                  <svg:desc>Feuille1.F63:Feuille1.F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Feuille1.B64:Feuille1.B70</svg:desc>
                </draw:g>
              </table:table-cell>
              <table:table-cell office:value-type="float" office:value="0">
                <text:p>0</text:p>
                <draw:g>
                  <svg:desc>Feuille1.F64:Feuille1.F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